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8" svg:font-family="'LM Sans 8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-color="#ffccc0" draw:textarea-horizontal-align="justify" draw:textarea-vertical-align="middle" draw:auto-grow-height="false" fo:min-height="1.748cm" fo:min-width="3.78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ccccff" draw:textarea-horizontal-align="justify" draw:textarea-vertical-align="middle" draw:auto-grow-height="false" fo:min-height="1.748cm" fo:min-width="3.784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.035cm" svg:stroke-color="#000000" draw:marker-start-width="0.252cm" draw:marker-end-width="0.252cm" draw:fill-color="#ffccc0" draw:textarea-horizontal-align="justify" draw:textarea-vertical-align="middle" draw:auto-grow-height="false" fo:min-height="1.748cm" fo:min-width="3.784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draw:stroke="dash" draw:stroke-dash="Long_20_Dash"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" svg:stroke-width="0.035cm" svg:stroke-color="#000000" draw:marker-start-width="0.252cm" draw:marker-end-width="0.252cm" draw:fill-color="#ccccff" draw:textarea-horizontal-align="justify" draw:textarea-vertical-align="middle" draw:auto-grow-height="false" fo:min-height="1.748cm" fo:min-width="3.78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solid" draw:stroke-dash="Long_20_Dash" svg:stroke-width="0.035cm" svg:stroke-color="#000000" draw:marker-start-width="0.252cm" draw:marker-end-width="0.252cm" draw:fill-color="#ccccff" draw:textarea-horizontal-align="justify" draw:textarea-vertical-align="middle" draw:auto-grow-height="false" fo:min-height="1.748cm" fo:min-width="3.784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draw:stroke="solid" draw:stroke-dash="Long_20_Dash"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Long_20_Dash" svg:stroke-width="0.035cm" svg:stroke-color="#000000" draw:marker-start-width="0.252cm" draw:marker-end-width="0.252cm" draw:fill-color="#ffccc0" draw:textarea-horizontal-align="justify" draw:textarea-vertical-align="middle" draw:auto-grow-height="false" fo:min-height="1.748cm" fo:min-width="3.784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line-height="100%" fo:text-align="center"/>
      <style:text-properties style:font-name="LM Sans 8"/>
    </style:style>
    <style:style style:name="P2" style:family="paragraph">
      <loext:graphic-properties draw:fill-color="#ffccc0"/>
      <style:paragraph-properties fo:line-height="100%" fo:text-align="center"/>
      <style:text-properties style:font-name="LM Sans 8"/>
    </style:style>
    <style:style style:name="P3" style:family="paragraph">
      <style:paragraph-properties fo:text-align="center"/>
      <style:text-properties style:font-name="LM Sans 8"/>
    </style:style>
    <style:style style:name="P4" style:family="paragraph">
      <loext:graphic-properties draw:fill-color="#ccccff"/>
      <style:paragraph-properties fo:text-align="center"/>
      <style:text-properties style:font-name="LM Sans 8"/>
    </style:style>
    <style:style style:name="P5" style:family="paragraph">
      <loext:graphic-properties draw:fill="none" draw:fill-color="#ffffff"/>
      <style:text-properties style:font-name="LM Sans 8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ccccff"/>
      <style:paragraph-properties fo:line-height="100%" fo:text-align="center"/>
      <style:text-properties style:font-name="LM Sans 8"/>
    </style:style>
    <style:style style:name="P8" style:family="paragraph">
      <style:paragraph-properties fo:line-height="100%" fo:text-align="center"/>
      <style:text-properties style:font-name="LM Sans 8" fo:font-size="18pt"/>
    </style:style>
    <style:style style:name="P9" style:family="paragraph">
      <loext:graphic-properties draw:fill-color="#ffccc0"/>
      <style:paragraph-properties fo:line-height="100%" fo:text-align="center"/>
      <style:text-properties style:font-name="LM Sans 8" fo:font-size="18pt"/>
    </style:style>
    <style:style style:name="P10" style:family="paragraph">
      <style:paragraph-properties fo:text-align="center"/>
      <style:text-properties style:font-name="LM Sans 8" fo:font-size="18pt"/>
    </style:style>
    <style:style style:name="P11" style:family="paragraph">
      <loext:graphic-properties draw:fill-color="#ccccff"/>
      <style:paragraph-properties fo:text-align="center"/>
      <style:text-properties style:font-name="LM Sans 8" fo:font-size="18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style:font-name="LM Sans 8" fo:font-size="18pt"/>
    </style:style>
    <style:style style:name="P14" style:family="paragraph">
      <loext:graphic-properties draw:fill-color="#ccccff"/>
      <style:paragraph-properties fo:line-height="100%" fo:text-align="center"/>
      <style:text-properties style:font-name="LM Sans 8" fo:font-size="18pt"/>
    </style:style>
    <style:style style:name="T1" style:family="text">
      <style:text-properties style:font-name="LM Sans 8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2.032cm" svg:x="1.397cm" svg:y="0.702cm">
          <text:p text:style-name="P1">depot</text:p>
          <text:p text:style-name="P1">(source #0)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318cm" svg:height="2.032cm" svg:x="1.397cm" svg:y="4.31cm">
          <text:p text:style-name="P3">depot</text:p>
          <text:p text:style-name="P3">(source #0)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254cm" svg:height="1.182cm" svg:x="0.303cm" svg:y="-0.266cm">
          <draw:text-box>
            <text:p><text:span text:style-name="T1">Vehicle 1:</text:span></text:p>
          </draw:text-box>
        </draw:frame>
        <draw:frame draw:style-name="gr3" draw:text-style-name="P5" draw:layer="layout" svg:width="3.254cm" svg:height="1.182cm" svg:x="0.303cm" svg:y="3.334cm">
          <draw:text-box>
            <text:p><text:span text:style-name="T1">Vehicle 2:</text:span></text:p>
          </draw:text-box>
        </draw:frame>
      </draw:page>
      <draw:page draw:name="page2" draw:style-name="dp1" draw:master-page-name="Default">
        <draw:custom-shape draw:style-name="gr1" draw:text-style-name="P2" xml:id="id1" draw:id="id1" draw:layer="layout" svg:width="4.318cm" svg:height="2.032cm" svg:x="1.397cm" svg:y="0.702cm">
          <text:p text:style-name="P1">depot</text:p>
          <text:p text:style-name="P1">(source #0)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318cm" svg:height="2.032cm" svg:x="1.397cm" svg:y="4.31cm">
          <text:p text:style-name="P3">depot</text:p>
          <text:p text:style-name="P3">(source #0)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254cm" svg:height="1.182cm" svg:x="0.303cm" svg:y="-0.266cm">
          <draw:text-box>
            <text:p><text:span text:style-name="T1">Vehicle 1:</text:span></text:p>
          </draw:text-box>
        </draw:frame>
        <draw:frame draw:style-name="gr3" draw:text-style-name="P5" draw:layer="layout" svg:width="3.254cm" svg:height="1.182cm" svg:x="0.303cm" svg:y="3.334cm">
          <draw:text-box>
            <text:p><text:span text:style-name="T1">Vehicle 2:</text:span></text:p>
          </draw:text-box>
        </draw:frame>
        <draw:custom-shape draw:style-name="gr4" draw:text-style-name="P2" xml:id="id2" draw:id="id2" draw:layer="layout" svg:width="4.318cm" svg:height="2.032cm" svg:x="8.397cm" svg:y="0.702cm">
          <text:p text:style-name="P1">patient #2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.715cm" svg:y1="1.718cm" svg:x2="8.397cm" svg:y2="1.718cm" draw:start-shape="id1" draw:start-glue-point="1" draw:end-shape="id2" draw:end-glue-point="3" svg:d="M5715 1718h2682" svg:viewBox="0 0 2683 1">
          <text:p/>
        </draw:connector>
      </draw:page>
      <draw:page draw:name="page3" draw:style-name="dp1" draw:master-page-name="Default">
        <draw:custom-shape draw:style-name="gr1" draw:text-style-name="P2" draw:layer="layout" svg:width="4.318cm" svg:height="2.032cm" svg:x="1.397cm" svg:y="0.702cm">
          <text:p text:style-name="P1">depot</text:p>
          <text:p text:style-name="P1">(source #0)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318cm" svg:height="2.032cm" svg:x="1.397cm" svg:y="4.31cm">
          <text:p text:style-name="P3">depot</text:p>
          <text:p text:style-name="P3">(source #0)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254cm" svg:height="1.182cm" svg:x="0.303cm" svg:y="-0.266cm">
          <draw:text-box>
            <text:p><text:span text:style-name="T1">Vehicle 1:</text:span></text:p>
          </draw:text-box>
        </draw:frame>
        <draw:frame draw:style-name="gr3" draw:text-style-name="P5" draw:layer="layout" svg:width="3.254cm" svg:height="1.182cm" svg:x="0.303cm" svg:y="3.334cm">
          <draw:text-box>
            <text:p><text:span text:style-name="T1">Vehicle 2:</text:span></text:p>
          </draw:text-box>
        </draw:frame>
        <draw:custom-shape draw:style-name="gr6" draw:text-style-name="P7" xml:id="id4" draw:id="id4" draw:layer="layout" svg:width="4.318cm" svg:height="2.032cm" svg:x="8.382cm" svg:y="4.318cm">
          <text:p text:style-name="P1">patient #2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.715cm" svg:y1="5.326cm" svg:x2="8.382cm" svg:y2="5.334cm" draw:start-shape="id3" draw:start-glue-point="1" draw:end-shape="id4" draw:end-glue-point="3" svg:d="M5715 5326l2667 8" svg:viewBox="0 0 2668 9">
          <text:p/>
        </draw:connector>
      </draw:page>
      <draw:page draw:name="page4" draw:style-name="dp1" draw:master-page-name="Default">
        <draw:custom-shape draw:style-name="gr1" draw:text-style-name="P2" draw:layer="layout" svg:width="4.318cm" svg:height="2.032cm" svg:x="1.397cm" svg:y="0.702cm">
          <text:p text:style-name="P1">depot</text:p>
          <text:p text:style-name="P1">(source #0)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4.318cm" svg:height="2.032cm" svg:x="1.397cm" svg:y="4.31cm">
          <text:p text:style-name="P3">depot</text:p>
          <text:p text:style-name="P3">(source #0)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254cm" svg:height="1.182cm" svg:x="0.303cm" svg:y="-0.266cm">
          <draw:text-box>
            <text:p><text:span text:style-name="T1">Vehicle 1:</text:span></text:p>
          </draw:text-box>
        </draw:frame>
        <draw:frame draw:style-name="gr3" draw:text-style-name="P5" draw:layer="layout" svg:width="3.254cm" svg:height="1.182cm" svg:x="0.303cm" svg:y="3.334cm">
          <draw:text-box>
            <text:p><text:span text:style-name="T1">Vehicle 2:</text:span></text:p>
          </draw:text-box>
        </draw:frame>
        <draw:custom-shape draw:style-name="gr7" draw:text-style-name="P7" xml:id="id6" draw:id="id6" draw:layer="layout" svg:width="4.318cm" svg:height="2.032cm" svg:x="8.382cm" svg:y="4.318cm">
          <text:p text:style-name="P1">patient #2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5.715cm" svg:y1="5.326cm" svg:x2="8.382cm" svg:y2="5.334cm" draw:start-shape="id5" draw:start-glue-point="1" draw:end-shape="id6" draw:end-glue-point="3" svg:d="M5715 5326l2667 8" svg:viewBox="0 0 2668 9">
          <text:p/>
        </draw:connector>
      </draw:page>
      <draw:page draw:name="page5" draw:style-name="dp1" draw:master-page-name="Default">
        <draw:custom-shape draw:style-name="gr1" draw:text-style-name="P2" draw:layer="layout" svg:width="4.318cm" svg:height="2.032cm" svg:x="1.397cm" svg:y="0.702cm">
          <text:p text:style-name="P1">depot</text:p>
          <text:p text:style-name="P1">(source #0)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4.318cm" svg:height="2.032cm" svg:x="1.397cm" svg:y="4.31cm">
          <text:p text:style-name="P3">depot</text:p>
          <text:p text:style-name="P3">(source #0)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254cm" svg:height="1.182cm" svg:x="0.303cm" svg:y="-0.266cm">
          <draw:text-box>
            <text:p><text:span text:style-name="T1">Vehicle 1:</text:span></text:p>
          </draw:text-box>
        </draw:frame>
        <draw:frame draw:style-name="gr3" draw:text-style-name="P5" draw:layer="layout" svg:width="3.254cm" svg:height="1.182cm" svg:x="0.303cm" svg:y="3.334cm">
          <draw:text-box>
            <text:p><text:span text:style-name="T1">Vehicle 2:</text:span></text:p>
          </draw:text-box>
        </draw:frame>
        <draw:custom-shape draw:style-name="gr7" draw:text-style-name="P7" xml:id="id8" draw:id="id8" draw:layer="layout" svg:width="4.318cm" svg:height="2.032cm" svg:x="8.382cm" svg:y="4.318cm">
          <text:p text:style-name="P1">patient #2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5.715cm" svg:y1="5.326cm" svg:x2="8.382cm" svg:y2="5.334cm" draw:start-shape="id7" draw:start-glue-point="1" draw:end-shape="id8" draw:end-glue-point="3" svg:d="M5715 5326l2667 8" svg:viewBox="0 0 2668 9">
          <text:p/>
        </draw:connector>
        <draw:custom-shape draw:style-name="gr4" draw:text-style-name="P2" xml:id="id9" draw:id="id9" draw:layer="layout" svg:width="4.318cm" svg:height="2.032cm" svg:x="8.393cm" svg:y="0.702cm">
          <text:p text:style-name="P1">patient #3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.711cm" svg:y1="1.718cm" svg:x2="8.393cm" svg:y2="1.718cm" draw:end-shape="id9" draw:end-glue-point="3" svg:d="M5711 1718h2682" svg:viewBox="0 0 2683 1">
          <text:p/>
        </draw:connector>
      </draw:page>
      <draw:page draw:name="page6" draw:style-name="dp1" draw:master-page-name="Default">
        <draw:custom-shape draw:style-name="gr1" draw:text-style-name="P2" draw:layer="layout" svg:width="4.318cm" svg:height="2.032cm" svg:x="1.397cm" svg:y="0.702cm">
          <text:p text:style-name="P1">depot</text:p>
          <text:p text:style-name="P1">(source #0)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4.318cm" svg:height="2.032cm" svg:x="1.397cm" svg:y="4.31cm">
          <text:p text:style-name="P3">depot</text:p>
          <text:p text:style-name="P3">(source #0)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254cm" svg:height="1.182cm" svg:x="0.303cm" svg:y="-0.266cm">
          <draw:text-box>
            <text:p><text:span text:style-name="T1">Vehicle 1:</text:span></text:p>
          </draw:text-box>
        </draw:frame>
        <draw:frame draw:style-name="gr3" draw:text-style-name="P5" draw:layer="layout" svg:width="3.254cm" svg:height="1.182cm" svg:x="0.303cm" svg:y="3.334cm">
          <draw:text-box>
            <text:p><text:span text:style-name="T1">Vehicle 2:</text:span></text:p>
          </draw:text-box>
        </draw:frame>
        <draw:custom-shape draw:style-name="gr7" draw:text-style-name="P7" xml:id="id11" draw:id="id11" draw:layer="layout" svg:width="4.318cm" svg:height="2.032cm" svg:x="8.382cm" svg:y="4.318cm">
          <text:p text:style-name="P1">patient #2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5.715cm" svg:y1="5.326cm" svg:x2="8.382cm" svg:y2="5.334cm" draw:start-shape="id10" draw:start-glue-point="1" draw:end-shape="id11" draw:end-glue-point="3" svg:d="M5715 5326l2667 8" svg:viewBox="0 0 2668 9">
          <text:p/>
        </draw:connector>
        <draw:custom-shape draw:style-name="gr6" draw:text-style-name="P7" xml:id="id12" draw:id="id12" draw:layer="layout" svg:width="4.318cm" svg:height="2.032cm" svg:x="15.367cm" svg:y="4.318cm">
          <text:p text:style-name="P1">patient #3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7cm" svg:y1="5.334cm" svg:x2="15.367cm" svg:y2="5.334cm" draw:start-shape="id11" draw:start-glue-point="1" draw:end-shape="id12" draw:end-glue-point="3" svg:d="M12700 5334h2667" svg:viewBox="0 0 2668 1">
          <text:p/>
        </draw:connector>
      </draw:page>
      <draw:page draw:name="page7" draw:style-name="dp1" draw:master-page-name="Default">
        <draw:custom-shape draw:style-name="gr1" draw:text-style-name="P9" draw:layer="layout" svg:width="4.318cm" svg:height="2.032cm" svg:x="1.397cm" svg:y="0.702cm">
          <text:p text:style-name="P8">depot</text:p>
          <text:p text:style-name="P8">(source #0)</text:p>
          <draw:enhanced-geometry svg:viewBox="0 0 21600 21600" draw:type="rectangle" draw:enhanced-path="M 0 0 L 21600 0 21600 21600 0 21600 0 0 Z N"/>
        </draw:custom-shape>
        <draw:custom-shape draw:style-name="gr2" draw:text-style-name="P11" xml:id="id13" draw:id="id13" draw:layer="layout" svg:width="4.318cm" svg:height="2.032cm" svg:x="1.397cm" svg:y="4.31cm">
          <text:p text:style-name="P10">depot</text:p>
          <text:p text:style-name="P10">(source #0)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3.254cm" svg:height="1.182cm" svg:x="0.303cm" svg:y="-0.266cm">
          <draw:text-box>
            <text:p text:style-name="P12"><text:span text:style-name="T1">Vehicle 1:</text:span></text:p>
          </draw:text-box>
        </draw:frame>
        <draw:frame draw:style-name="gr3" draw:text-style-name="P13" draw:layer="layout" svg:width="3.254cm" svg:height="1.182cm" svg:x="0.303cm" svg:y="3.334cm">
          <draw:text-box>
            <text:p text:style-name="P12"><text:span text:style-name="T1">Vehicle 2:</text:span></text:p>
          </draw:text-box>
        </draw:frame>
        <draw:custom-shape draw:style-name="gr7" draw:text-style-name="P14" xml:id="id14" draw:id="id14" draw:layer="layout" svg:width="4.318cm" svg:height="2.032cm" svg:x="8.382cm" svg:y="4.318cm">
          <text:p text:style-name="P8">patient #2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5.715cm" svg:y1="5.326cm" svg:x2="8.382cm" svg:y2="5.334cm" draw:start-shape="id13" draw:start-glue-point="1" draw:end-shape="id14" draw:end-glue-point="3" svg:d="M5715 5326l2667 8" svg:viewBox="0 0 2668 9">
          <text:p/>
        </draw:connector>
        <draw:custom-shape draw:style-name="gr9" draw:text-style-name="P9" xml:id="id15" draw:id="id15" draw:layer="layout" svg:width="4.318cm" svg:height="2.032cm" svg:x="8.393cm" svg:y="0.702cm">
          <text:p text:style-name="P8">patient #3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5.711cm" svg:y1="1.718cm" svg:x2="8.393cm" svg:y2="1.718cm" draw:end-shape="id15" draw:end-glue-point="3" svg:d="M5711 1718h2682" svg:viewBox="0 0 2683 1">
          <text:p/>
        </draw:connector>
      </draw:page>
      <draw:page draw:name="page8" draw:style-name="dp1" draw:master-page-name="Default">
        <draw:custom-shape draw:style-name="gr1" draw:text-style-name="P9" draw:layer="layout" svg:width="4.318cm" svg:height="2.032cm" svg:x="1.397cm" svg:y="0.702cm">
          <text:p text:style-name="P8">depot</text:p>
          <text:p text:style-name="P8">(source #0)</text:p>
          <draw:enhanced-geometry svg:viewBox="0 0 21600 21600" draw:type="rectangle" draw:enhanced-path="M 0 0 L 21600 0 21600 21600 0 21600 0 0 Z N"/>
        </draw:custom-shape>
        <draw:custom-shape draw:style-name="gr2" draw:text-style-name="P11" xml:id="id16" draw:id="id16" draw:layer="layout" svg:width="4.318cm" svg:height="2.032cm" svg:x="1.397cm" svg:y="4.31cm">
          <text:p text:style-name="P10">depot</text:p>
          <text:p text:style-name="P10">(source #0)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3.254cm" svg:height="1.182cm" svg:x="0.303cm" svg:y="-0.266cm">
          <draw:text-box>
            <text:p text:style-name="P12"><text:span text:style-name="T1">Vehicle 1:</text:span></text:p>
          </draw:text-box>
        </draw:frame>
        <draw:frame draw:style-name="gr3" draw:text-style-name="P13" draw:layer="layout" svg:width="3.254cm" svg:height="1.182cm" svg:x="0.303cm" svg:y="3.334cm">
          <draw:text-box>
            <text:p text:style-name="P12"><text:span text:style-name="T1">Vehicle 2:</text:span></text:p>
          </draw:text-box>
        </draw:frame>
        <draw:custom-shape draw:style-name="gr7" draw:text-style-name="P14" xml:id="id17" draw:id="id17" draw:layer="layout" svg:width="4.318cm" svg:height="2.032cm" svg:x="8.382cm" svg:y="4.318cm">
          <text:p text:style-name="P8">patient #2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5.715cm" svg:y1="5.326cm" svg:x2="8.382cm" svg:y2="5.334cm" draw:start-shape="id16" draw:start-glue-point="1" draw:end-shape="id17" draw:end-glue-point="3" svg:d="M5715 5326l2667 8" svg:viewBox="0 0 2668 9">
          <text:p/>
        </draw:connector>
        <draw:custom-shape draw:style-name="gr9" draw:text-style-name="P9" xml:id="id18" draw:id="id18" draw:layer="layout" svg:width="4.318cm" svg:height="2.032cm" svg:x="8.393cm" svg:y="0.702cm">
          <text:p text:style-name="P8">patient #3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5.711cm" svg:y1="1.718cm" svg:x2="8.393cm" svg:y2="1.718cm" draw:end-shape="id18" draw:end-glue-point="3" svg:d="M5711 1718h2682" svg:viewBox="0 0 2683 1">
          <text:p/>
        </draw:connector>
        <draw:custom-shape draw:style-name="gr4" draw:text-style-name="P2" xml:id="id19" draw:id="id19" draw:layer="layout" svg:width="4.318cm" svg:height="2.032cm" svg:x="15.621cm" svg:y="0.711cm">
          <text:p text:style-name="P1">patient #1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711cm" svg:y1="1.718cm" svg:x2="15.621cm" svg:y2="1.727cm" draw:start-shape="id18" draw:start-glue-point="1" draw:end-shape="id19" draw:end-glue-point="3" svg:d="M12711 1718l2910 9" svg:viewBox="0 0 2911 10">
          <text:p/>
        </draw:connector>
        <draw:custom-shape draw:style-name="gr6" draw:text-style-name="P7" xml:id="id20" draw:id="id20" draw:layer="layout" svg:width="4.318cm" svg:height="2.032cm" svg:x="15.617cm" svg:y="4.311cm">
          <text:p text:style-name="P1">patient #1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7cm" svg:y1="5.334cm" svg:x2="15.617cm" svg:y2="5.327cm" draw:start-shape="id17" draw:start-glue-point="1" draw:end-shape="id20" draw:end-glue-point="3" svg:d="M12700 5334l2917-7" svg:viewBox="0 0 2918 8">
          <text:p/>
        </draw:connector>
      </draw:page>
      <draw:page draw:name="page9" draw:style-name="dp1" draw:master-page-name="Default">
        <draw:custom-shape draw:style-name="gr1" draw:text-style-name="P9" draw:layer="layout" svg:width="4.318cm" svg:height="2.032cm" svg:x="1.397cm" svg:y="0.702cm">
          <text:p text:style-name="P8">depot</text:p>
          <text:p text:style-name="P8">(source #0)</text:p>
          <draw:enhanced-geometry svg:viewBox="0 0 21600 21600" draw:type="rectangle" draw:enhanced-path="M 0 0 L 21600 0 21600 21600 0 21600 0 0 Z N"/>
        </draw:custom-shape>
        <draw:custom-shape draw:style-name="gr2" draw:text-style-name="P11" xml:id="id21" draw:id="id21" draw:layer="layout" svg:width="4.318cm" svg:height="2.032cm" svg:x="1.397cm" svg:y="4.31cm">
          <text:p text:style-name="P10">depot</text:p>
          <text:p text:style-name="P10">(source #0)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3.254cm" svg:height="1.182cm" svg:x="0.303cm" svg:y="-0.266cm">
          <draw:text-box>
            <text:p text:style-name="P12"><text:span text:style-name="T1">Vehicle 1:</text:span></text:p>
          </draw:text-box>
        </draw:frame>
        <draw:frame draw:style-name="gr3" draw:text-style-name="P13" draw:layer="layout" svg:width="3.254cm" svg:height="1.182cm" svg:x="0.303cm" svg:y="3.334cm">
          <draw:text-box>
            <text:p text:style-name="P12"><text:span text:style-name="T1">Vehicle 2:</text:span></text:p>
          </draw:text-box>
        </draw:frame>
        <draw:custom-shape draw:style-name="gr7" draw:text-style-name="P14" xml:id="id22" draw:id="id22" draw:layer="layout" svg:width="4.318cm" svg:height="2.032cm" svg:x="8.382cm" svg:y="4.318cm">
          <text:p text:style-name="P8">patient #2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5.715cm" svg:y1="5.326cm" svg:x2="8.382cm" svg:y2="5.334cm" draw:start-shape="id21" draw:start-glue-point="1" draw:end-shape="id22" draw:end-glue-point="3" svg:d="M5715 5326l2667 8" svg:viewBox="0 0 2668 9">
          <text:p/>
        </draw:connector>
        <draw:custom-shape draw:style-name="gr9" draw:text-style-name="P9" xml:id="id23" draw:id="id23" draw:layer="layout" svg:width="4.318cm" svg:height="2.032cm" svg:x="8.393cm" svg:y="0.702cm">
          <text:p text:style-name="P8">patient #3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5.711cm" svg:y1="1.718cm" svg:x2="8.393cm" svg:y2="1.718cm" draw:end-shape="id23" draw:end-glue-point="3" svg:d="M5711 1718h2682" svg:viewBox="0 0 2683 1">
          <text:p/>
        </draw:connector>
        <draw:custom-shape draw:style-name="gr9" draw:text-style-name="P2" xml:id="id24" draw:id="id24" draw:layer="layout" svg:width="4.318cm" svg:height="2.032cm" svg:x="15.621cm" svg:y="0.711cm">
          <text:p text:style-name="P1">patient #1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2.711cm" svg:y1="1.718cm" svg:x2="15.621cm" svg:y2="1.727cm" draw:start-shape="id23" draw:start-glue-point="1" draw:end-shape="id24" draw:end-glue-point="3" svg:d="M12711 1718l2910 9" svg:viewBox="0 0 2911 10">
          <text:p/>
        </draw:connector>
        <draw:custom-shape draw:style-name="gr7" draw:text-style-name="P7" xml:id="id25" draw:id="id25" draw:layer="layout" svg:width="4.318cm" svg:height="2.032cm" svg:x="15.617cm" svg:y="4.311cm">
          <text:p text:style-name="P1">patient #1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2.7cm" svg:y1="5.334cm" svg:x2="15.617cm" svg:y2="5.327cm" draw:start-shape="id22" draw:start-glue-point="1" draw:end-shape="id25" draw:end-glue-point="3" svg:d="M12700 5334l2917-7" svg:viewBox="0 0 2918 8">
          <text:p/>
        </draw:connector>
      </draw:page>
      <draw:page draw:name="page10" draw:style-name="dp1" draw:master-page-name="Default">
        <draw:custom-shape draw:style-name="gr1" draw:text-style-name="P9" draw:layer="layout" svg:width="4.318cm" svg:height="2.032cm" svg:x="1.397cm" svg:y="0.702cm">
          <text:p text:style-name="P8">depot</text:p>
          <text:p text:style-name="P8">(source #0)</text:p>
          <draw:enhanced-geometry svg:viewBox="0 0 21600 21600" draw:type="rectangle" draw:enhanced-path="M 0 0 L 21600 0 21600 21600 0 21600 0 0 Z N"/>
        </draw:custom-shape>
        <draw:custom-shape draw:style-name="gr2" draw:text-style-name="P11" xml:id="id26" draw:id="id26" draw:layer="layout" svg:width="4.318cm" svg:height="2.032cm" svg:x="1.397cm" svg:y="4.31cm">
          <text:p text:style-name="P10">depot</text:p>
          <text:p text:style-name="P10">(source #0)</text:p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3.254cm" svg:height="1.182cm" svg:x="0.303cm" svg:y="-0.266cm">
          <draw:text-box>
            <text:p text:style-name="P12"><text:span text:style-name="T1">Vehicle 1:</text:span></text:p>
          </draw:text-box>
        </draw:frame>
        <draw:frame draw:style-name="gr3" draw:text-style-name="P13" draw:layer="layout" svg:width="3.254cm" svg:height="1.182cm" svg:x="0.303cm" svg:y="3.334cm">
          <draw:text-box>
            <text:p text:style-name="P12"><text:span text:style-name="T1">Vehicle 2:</text:span></text:p>
          </draw:text-box>
        </draw:frame>
        <draw:custom-shape draw:style-name="gr7" draw:text-style-name="P14" xml:id="id27" draw:id="id27" draw:layer="layout" svg:width="4.318cm" svg:height="2.032cm" svg:x="8.382cm" svg:y="4.318cm">
          <text:p text:style-name="P8">patient #2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5.715cm" svg:y1="5.326cm" svg:x2="8.382cm" svg:y2="5.334cm" draw:start-shape="id26" draw:start-glue-point="1" draw:end-shape="id27" draw:end-glue-point="3" svg:d="M5715 5326l2667 8" svg:viewBox="0 0 2668 9">
          <text:p/>
        </draw:connector>
        <draw:custom-shape draw:style-name="gr9" draw:text-style-name="P9" xml:id="id28" draw:id="id28" draw:layer="layout" svg:width="4.318cm" svg:height="2.032cm" svg:x="8.393cm" svg:y="0.702cm">
          <text:p text:style-name="P8">patient #3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5.711cm" svg:y1="1.718cm" svg:x2="8.393cm" svg:y2="1.718cm" draw:end-shape="id28" draw:end-glue-point="3" svg:d="M5711 1718h2682" svg:viewBox="0 0 2683 1">
          <text:p/>
        </draw:connector>
        <draw:custom-shape draw:style-name="gr9" draw:text-style-name="P2" xml:id="id29" draw:id="id29" draw:layer="layout" svg:width="4.318cm" svg:height="2.032cm" svg:x="15.621cm" svg:y="0.711cm">
          <text:p text:style-name="P1">patient #1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2.711cm" svg:y1="1.718cm" svg:x2="15.621cm" svg:y2="1.727cm" draw:start-shape="id28" draw:start-glue-point="1" draw:end-shape="id29" draw:end-glue-point="3" svg:d="M12711 1718l2910 9" svg:viewBox="0 0 2911 10">
          <text:p/>
        </draw:connector>
        <draw:custom-shape draw:style-name="gr7" draw:text-style-name="P7" xml:id="id30" draw:id="id30" draw:layer="layout" svg:width="4.318cm" svg:height="2.032cm" svg:x="15.617cm" svg:y="4.311cm">
          <text:p text:style-name="P1">patient #1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2.7cm" svg:y1="5.334cm" svg:x2="15.617cm" svg:y2="5.327cm" draw:start-shape="id27" draw:start-glue-point="1" draw:end-shape="id30" draw:end-glue-point="3" svg:d="M12700 5334l2917-7" svg:viewBox="0 0 2918 8">
          <text:p/>
        </draw:connector>
        <draw:custom-shape draw:style-name="gr9" draw:text-style-name="P2" xml:id="id31" draw:id="id31" draw:layer="layout" svg:width="4.318cm" svg:height="2.032cm" svg:x="22.849cm" svg:y="0.711cm">
          <text:p text:style-name="P1">depot</text:p>
          <text:p text:style-name="P1">(sink #4)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9.939cm" svg:y1="1.727cm" svg:x2="22.849cm" svg:y2="1.727cm" draw:start-shape="id29" draw:start-glue-point="1" draw:end-shape="id31" draw:end-glue-point="3" svg:d="M19939 1727h2910" svg:viewBox="0 0 2911 1">
          <text:p/>
        </draw:connector>
        <draw:custom-shape draw:style-name="gr7" draw:text-style-name="P7" xml:id="id32" draw:id="id32" draw:layer="layout" svg:width="4.318cm" svg:height="2.032cm" svg:x="22.856cm" svg:y="4.318cm">
          <text:p text:style-name="P1">depot</text:p>
          <text:p text:style-name="P1">(sink#4)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9.939cm" svg:y1="5.341cm" svg:x2="22.856cm" svg:y2="5.334cm" draw:end-shape="id32" draw:end-glue-point="3" svg:d="M19939 5341l2917-7" svg:viewBox="0 0 2918 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8" svg:font-family="'LM Sans 8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559cm" fo:page-height="6.7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8:55:13.537073540</meta:creation-date>
    <meta:generator>LibreOffice/6.4.7.2$Linux_X86_64 LibreOffice_project/40$Build-2</meta:generator>
    <dc:date>2021-04-17T20:09:48.683690396</dc:date>
    <meta:editing-duration>PT1H14M32S</meta:editing-duration>
    <meta:editing-cycles>6</meta:editing-cycles>
    <meta:document-statistic meta:object-count="86"/>
  </office:meta>
</office:document-meta>
</file>